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aecf00" draw:fill-image-width="0cm" draw:fill-image-height="0cm" presentation:display-footer="true" presentation:display-page-number="false" presentation:display-date-time="true" smil:type="barWipe" smil:subtype="topToBottom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barWipe" smil:subtype="leftToRight"/>
    </style:style>
    <style:style style:name="dp4" style:family="drawing-page">
      <style:drawing-page-properties presentation:background-visible="true" presentation:background-objects-visible="true" draw:fill="solid" draw:fill-color="#aecf00" draw:fill-image-width="0cm" draw:fill-image-height="0cm" presentation:display-footer="true" presentation:display-page-number="false" presentation:display-date-time="true" smil:type="barWipe" smil:subtype="leftToRight" smil:direction="revers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 smil:type="barWipe" smil:subtype="topToBottom"/>
    </style:style>
    <style:style style:name="dp6" style:family="drawing-page">
      <style:drawing-page-properties presentation:background-visible="true" presentation:background-objects-visible="true" draw:fill="solid" draw:fill-color="#aecf00" draw:fill-image-width="0cm" draw:fill-image-height="0cm" presentation:display-footer="true" presentation:display-page-number="false" presentation:display-date-time="true" smil:type="pinWheelWipe" smil:subtype="oneBlade"/>
    </style:style>
    <style:style style:name="dp7" style:family="drawing-page">
      <style:drawing-page-properties presentation:background-visible="true" presentation:background-objects-visible="true" presentation:display-footer="true" presentation:display-page-number="false" presentation:display-date-time="true" smil:type="pinWheelWipe" smil:subtype="twoBladeVertical"/>
    </style:style>
    <style:style style:name="dp8" style:family="drawing-page">
      <style:drawing-page-properties presentation:background-visible="true" presentation:background-objects-visible="true" draw:fill="solid" draw:fill-color="#aecf00" draw:fill-image-width="0cm" draw:fill-image-height="0cm" presentation:display-footer="true" presentation:display-page-number="false" presentation:display-date-time="true" smil:type="pinWheelWipe" smil:subtype="threeBlade"/>
    </style:style>
    <style:style style:name="dp9" style:family="drawing-page">
      <style:drawing-page-properties presentation:background-visible="true" presentation:background-objects-visible="true" presentation:display-footer="true" presentation:display-page-number="false" presentation:display-date-time="true" smil:type="pinWheelWipe" smil:subtype="fourBlade"/>
    </style:style>
    <style:style style:name="dp10" style:family="drawing-page">
      <style:drawing-page-properties presentation:background-visible="true" presentation:background-objects-visible="true" draw:fill="solid" draw:fill-color="#aecf00" draw:fill-image-width="0cm" draw:fill-image-height="0cm" presentation:display-footer="true" presentation:display-page-number="false" presentation:display-date-time="true" smil:type="pinWheelWipe" smil:subtype="eightBlade"/>
    </style:style>
    <style:style style:name="dp1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slideWipe" smil:subtype="fromTop" smil:direction="reverse"/>
    </style:style>
    <style:style style:name="dp12" style:family="drawing-page">
      <style:drawing-page-properties presentation:background-visible="true" presentation:background-objects-visible="true" draw:fill="solid" draw:fill-color="#aecf00" draw:fill-image-width="0cm" draw:fill-image-height="0cm" presentation:display-footer="true" presentation:display-page-number="false" presentation:display-date-time="true" smil:type="slideWipe" smil:subtype="fromRight" smil:direction="reverse"/>
    </style:style>
    <style:style style:name="dp1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slideWipe" smil:subtype="fromLeft" smil:direction="reverse"/>
    </style:style>
    <style:style style:name="dp14" style:family="drawing-page">
      <style:drawing-page-properties presentation:background-visible="true" presentation:background-objects-visible="true" draw:fill="solid" draw:fill-color="#aecf00" draw:fill-image-width="0cm" draw:fill-image-height="0cm" presentation:display-footer="true" presentation:display-page-number="false" presentation:display-date-time="true" smil:type="slideWipe" smil:subtype="fromBottom" smil:direction="reverse"/>
    </style:style>
    <style:style style:name="dp15" style:family="drawing-page">
      <style:drawing-page-properties presentation:background-visible="true" presentation:background-objects-visible="true" presentation:display-footer="true" presentation:display-page-number="false" presentation:display-date-time="true" smil:type="slideWipe" smil:subtype="fromTopRight" smil:direction="reverse"/>
    </style:style>
    <style:style style:name="dp16" style:family="drawing-page">
      <style:drawing-page-properties presentation:background-visible="true" presentation:background-objects-visible="true" draw:fill="solid" draw:fill-color="#aecf00" draw:fill-image-width="0cm" draw:fill-image-height="0cm" presentation:display-footer="true" presentation:display-page-number="false" presentation:display-date-time="true" smil:type="slideWipe" smil:subtype="fromBottomRight" smil:direction="reverse"/>
    </style:style>
    <style:style style:name="dp17" style:family="drawing-page">
      <style:drawing-page-properties presentation:background-visible="true" presentation:background-objects-visible="true" presentation:display-footer="true" presentation:display-page-number="false" presentation:display-date-time="true" smil:type="slideWipe" smil:subtype="fromTopLeft" smil:direction="reverse"/>
    </style:style>
    <style:style style:name="dp18" style:family="drawing-page">
      <style:drawing-page-properties presentation:background-visible="true" presentation:background-objects-visible="true" draw:fill="solid" draw:fill-color="#aecf00" draw:fill-image-width="0cm" draw:fill-image-height="0cm" presentation:display-footer="true" presentation:display-page-number="false" presentation:display-date-time="true" smil:type="slideWipe" smil:subtype="fromBottomLeft" smil:direction="reverse"/>
    </style:style>
    <style:style style:name="dp19" style:family="drawing-page">
      <style:drawing-page-properties presentation:background-visible="true" presentation:background-objects-visible="true" presentation:display-footer="true" presentation:display-page-number="false" presentation:display-date-time="true" smil:type="randomBarWipe" smil:subtype="vertical"/>
    </style:style>
    <style:style style:name="dp20" style:family="drawing-page">
      <style:drawing-page-properties presentation:background-visible="true" presentation:background-objects-visible="true" draw:fill="solid" draw:fill-color="#aecf00" draw:fill-image-width="0cm" draw:fill-image-height="0cm" presentation:display-footer="true" presentation:display-page-number="false" presentation:display-date-time="true" smil:type="randomBarWipe" smil:subtype="horizontal"/>
    </style:style>
    <style:style style:name="dp2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checkerBoardWipe" smil:subtype="down"/>
    </style:style>
    <style:style style:name="dp22" style:family="drawing-page">
      <style:drawing-page-properties presentation:background-visible="true" presentation:background-objects-visible="true" draw:fill="solid" draw:fill-color="#aecf00" draw:fill-image-width="0cm" draw:fill-image-height="0cm" presentation:display-footer="true" presentation:display-page-number="false" presentation:display-date-time="true" smil:type="checkerBoardWipe" smil:subtype="across"/>
    </style:style>
    <style:style style:name="dp2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ourBoxWipe" smil:subtype="cornersOut"/>
    </style:style>
    <style:style style:name="dp24" style:family="drawing-page">
      <style:drawing-page-properties presentation:background-visible="true" presentation:background-objects-visible="true" draw:fill="solid" draw:fill-color="#aecf00" draw:fill-image-width="0cm" draw:fill-image-height="0cm" presentation:display-footer="true" presentation:display-page-number="false" presentation:display-date-time="true" smil:type="irisWipe" smil:subtype="diamond"/>
    </style:style>
    <style:style style:name="dp25" style:family="drawing-page">
      <style:drawing-page-properties presentation:background-visible="true" presentation:background-objects-visible="true" presentation:display-footer="true" presentation:display-page-number="false" presentation:display-date-time="true" smil:type="ellipseWipe" smil:subtype="circle"/>
    </style:style>
    <style:style style:name="dp26" style:family="drawing-page">
      <style:drawing-page-properties presentation:background-visible="true" presentation:background-objects-visible="true" draw:fill="solid" draw:fill-color="#aecf00" draw:fill-image-width="0cm" draw:fill-image-height="0cm" presentation:display-footer="true" presentation:display-page-number="false" presentation:display-date-time="true" smil:type="irisWipe" smil:subtype="rectangle"/>
    </style:style>
    <style:style style:name="dp27" style:family="drawing-page">
      <style:drawing-page-properties presentation:background-visible="true" presentation:background-objects-visible="true" presentation:display-footer="true" presentation:display-page-number="false" presentation:display-date-time="true" smil:type="irisWipe" smil:subtype="rectangle" smil:direction="reverse"/>
    </style:style>
    <style:style style:name="dp28" style:family="drawing-page">
      <style:drawing-page-properties presentation:background-visible="true" presentation:background-objects-visible="true" draw:fill="solid" draw:fill-color="#aecf00" draw:fill-image-width="0cm" draw:fill-image-height="0cm" presentation:display-footer="true" presentation:display-page-number="false" presentation:display-date-time="true" smil:type="fanWipe" smil:subtype="centerTop"/>
    </style:style>
    <style:style style:name="dp29" style:family="drawing-page">
      <style:drawing-page-properties presentation:background-visible="true" presentation:background-objects-visible="true" presentation:display-footer="true" presentation:display-page-number="false" presentation:display-date-time="true" smil:type="blindsWipe" smil:subtype="vertical"/>
    </style:style>
    <style:style style:name="dp30" style:family="drawing-page">
      <style:drawing-page-properties presentation:background-visible="true" presentation:background-objects-visible="true" draw:fill="solid" draw:fill-color="#aecf00" draw:fill-image-width="0cm" draw:fill-image-height="0cm" presentation:display-footer="true" presentation:display-page-number="false" presentation:display-date-time="true" smil:type="blindsWipe" smil:subtype="horizontal"/>
    </style:style>
    <style:style style:name="dp3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de" smil:subtype="fadeOverColor" smil:fadeColor="#000000"/>
    </style:style>
    <style:style style:name="dp32" style:family="drawing-page">
      <style:drawing-page-properties presentation:background-visible="true" presentation:background-objects-visible="true" draw:fill="solid" draw:fill-color="#aecf00" draw:fill-image-width="0cm" draw:fill-image-height="0cm" presentation:display-footer="true" presentation:display-page-number="false" presentation:display-date-time="true" smil:type="barWipe" smil:subtype="fadeOverColor"/>
    </style:style>
    <style:style style:name="dp3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slideWipe" smil:subtype="fromTop"/>
    </style:style>
    <style:style style:name="dp34" style:family="drawing-page">
      <style:drawing-page-properties presentation:background-visible="true" presentation:background-objects-visible="true" draw:fill="solid" draw:fill-color="#aecf00" draw:fill-image-width="0cm" draw:fill-image-height="0cm" presentation:display-footer="true" presentation:display-page-number="false" presentation:display-date-time="true" smil:type="slideWipe" smil:subtype="fromRight"/>
    </style:style>
    <style:style style:name="dp35" style:family="drawing-page">
      <style:drawing-page-properties presentation:background-visible="true" presentation:background-objects-visible="true" presentation:display-footer="true" presentation:display-page-number="false" presentation:display-date-time="true" smil:type="slideWipe" smil:subtype="fromLeft"/>
    </style:style>
    <style:style style:name="dp36" style:family="drawing-page">
      <style:drawing-page-properties presentation:background-visible="true" presentation:background-objects-visible="true" draw:fill="solid" draw:fill-color="#aecf00" draw:fill-image-width="0cm" draw:fill-image-height="0cm" presentation:display-footer="true" presentation:display-page-number="false" presentation:display-date-time="true" smil:type="slideWipe" smil:subtype="fromBottom"/>
    </style:style>
    <style:style style:name="dp37" style:family="drawing-page">
      <style:drawing-page-properties presentation:background-visible="true" presentation:background-objects-visible="true" presentation:display-footer="true" presentation:display-page-number="false" presentation:display-date-time="true" smil:type="slideWipe" smil:subtype="fromTopRight"/>
    </style:style>
    <style:style style:name="dp38" style:family="drawing-page">
      <style:drawing-page-properties presentation:background-visible="true" presentation:background-objects-visible="true" draw:fill="solid" draw:fill-color="#aecf00" draw:fill-image-width="0cm" draw:fill-image-height="0cm" presentation:display-footer="true" presentation:display-page-number="false" presentation:display-date-time="true" smil:type="slideWipe" smil:subtype="fromBottomRight"/>
    </style:style>
    <style:style style:name="dp39" style:family="drawing-page">
      <style:drawing-page-properties presentation:background-visible="true" presentation:background-objects-visible="true" presentation:display-footer="true" presentation:display-page-number="false" presentation:display-date-time="true" smil:type="slideWipe" smil:subtype="fromTopLeft"/>
    </style:style>
    <style:style style:name="dp40" style:family="drawing-page">
      <style:drawing-page-properties presentation:background-visible="true" presentation:background-objects-visible="true" draw:fill="solid" draw:fill-color="#aecf00" draw:fill-image-width="0cm" draw:fill-image-height="0cm" presentation:display-footer="true" presentation:display-page-number="false" presentation:display-date-time="true" smil:type="slideWipe" smil:subtype="fromBottomLeft"/>
    </style:style>
    <style:style style:name="dp4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dissolve"/>
    </style:style>
    <style:style style:name="dp42" style:family="drawing-page">
      <style:drawing-page-properties presentation:background-visible="true" presentation:background-objects-visible="true" draw:fill="solid" draw:fill-color="#aecf00" draw:fill-image-width="0cm" draw:fill-image-height="0cm" presentation:display-footer="true" presentation:display-page-number="false" presentation:display-date-time="true" smil:type="pushWipe" smil:subtype="combHorizontal"/>
    </style:style>
    <style:style style:name="dp4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pushWipe" smil:subtype="combVertical"/>
    </style:style>
    <style:style style:name="dp44" style:family="drawing-page">
      <style:drawing-page-properties presentation:background-visible="true" presentation:background-objects-visible="true" draw:fill="solid" draw:fill-color="#aecf00" draw:fill-image-width="0cm" draw:fill-image-height="0cm" presentation:display-footer="true" presentation:display-page-number="false" presentation:display-date-time="true" smil:type="fade" smil:subtype="crossfade" smil:fadeColor="#000000"/>
    </style:style>
    <style:style style:name="dp45" style:family="drawing-page">
      <style:drawing-page-properties presentation:background-visible="true" presentation:background-objects-visible="true" presentation:display-footer="true" presentation:display-page-number="false" presentation:display-date-time="true" smil:type="pushWipe" smil:subtype="fromTop"/>
    </style:style>
    <style:style style:name="dp46" style:family="drawing-page">
      <style:drawing-page-properties presentation:background-visible="true" presentation:background-objects-visible="true" draw:fill="solid" draw:fill-color="#aecf00" draw:fill-image-width="0cm" draw:fill-image-height="0cm" presentation:display-footer="true" presentation:display-page-number="false" presentation:display-date-time="true" smil:type="pushWipe" smil:subtype="fromRight"/>
    </style:style>
    <style:style style:name="dp47" style:family="drawing-page">
      <style:drawing-page-properties presentation:background-visible="true" presentation:background-objects-visible="true" presentation:display-footer="true" presentation:display-page-number="false" presentation:display-date-time="true" smil:type="pushWipe" smil:subtype="fromLeft"/>
    </style:style>
    <style:style style:name="dp48" style:family="drawing-page">
      <style:drawing-page-properties presentation:background-visible="true" presentation:background-objects-visible="true" draw:fill="solid" draw:fill-color="#aecf00" draw:fill-image-width="0cm" draw:fill-image-height="0cm" presentation:display-footer="true" presentation:display-page-number="false" presentation:display-date-time="true" smil:type="pushWipe" smil:subtype="fromBottom"/>
    </style:style>
    <style:style style:name="dp49" style:family="drawing-page">
      <style:drawing-page-properties presentation:background-visible="true" presentation:background-objects-visible="true" presentation:display-footer="true" presentation:display-page-number="false" presentation:display-date-time="true" smil:type="barnDoorWipe" smil:subtype="horizontal" smil:direction="reverse"/>
    </style:style>
    <style:style style:name="dp50" style:family="drawing-page">
      <style:drawing-page-properties presentation:background-visible="true" presentation:background-objects-visible="true" draw:fill="solid" draw:fill-color="#aecf00" draw:fill-image-width="0cm" draw:fill-image-height="0cm" presentation:display-footer="true" presentation:display-page-number="false" presentation:display-date-time="true" smil:type="barnDoorWipe" smil:subtype="horizontal"/>
    </style:style>
    <style:style style:name="dp5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barnDoorWipe" smil:subtype="vertical" smil:direction="reverse"/>
    </style:style>
    <style:style style:name="dp52" style:family="drawing-page">
      <style:drawing-page-properties presentation:background-visible="true" presentation:background-objects-visible="true" draw:fill="solid" draw:fill-color="#aecf00" draw:fill-image-width="0cm" draw:fill-image-height="0cm" presentation:display-footer="true" presentation:display-page-number="false" presentation:display-date-time="true" smil:type="barnDoorWipe" smil:subtype="vertical"/>
    </style:style>
    <style:style style:name="dp5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waterfallWipe" smil:subtype="horizontalRight"/>
    </style:style>
    <style:style style:name="dp54" style:family="drawing-page">
      <style:drawing-page-properties presentation:background-visible="true" presentation:background-objects-visible="true" draw:fill="solid" draw:fill-color="#aecf00" draw:fill-image-width="0cm" draw:fill-image-height="0cm" presentation:display-footer="true" presentation:display-page-number="false" presentation:display-date-time="true" smil:type="waterfallWipe" smil:subtype="horizontalLeft" smil:direction="reverse"/>
    </style:style>
    <style:style style:name="dp55" style:family="drawing-page">
      <style:drawing-page-properties presentation:background-visible="true" presentation:background-objects-visible="true" presentation:display-footer="true" presentation:display-page-number="false" presentation:display-date-time="true" smil:type="waterfallWipe" smil:subtype="horizontalLeft"/>
    </style:style>
    <style:style style:name="dp56" style:family="drawing-page">
      <style:drawing-page-properties presentation:background-visible="true" presentation:background-objects-visible="true" draw:fill="solid" draw:fill-color="#aecf00" draw:fill-image-width="0cm" draw:fill-image-height="0cm" presentation:display-footer="true" presentation:display-page-number="false" presentation:display-date-time="true" smil:type="waterfallWipe" smil:subtype="horizontalRight" smil:direction="reverse"/>
    </style:style>
    <style:style style:name="dp57" style:family="drawing-page">
      <style:drawing-page-properties presentation:background-visible="true" presentation:background-objects-visible="true" presentation:display-footer="true" presentation:display-page-number="false" presentation:display-date-time="true" smil:type="miscShapeWipe" smil:subtype="across"/>
    </style:style>
    <style:style style:name="dp58" style:family="drawing-page">
      <style:drawing-page-properties presentation:background-visible="true" presentation:background-objects-visible="true" draw:fill="solid" draw:fill-color="#aecf00" draw:fill-image-width="0cm" draw:fill-image-height="0cm" presentation:display-footer="true" presentation:display-page-number="false" presentation:display-date-time="true" smil:type="miscShapeWipe" smil:subtype="cornersOut"/>
    </style:style>
    <style:style style:name="dp59" style:family="drawing-page">
      <style:drawing-page-properties presentation:background-visible="true" presentation:background-objects-visible="true" presentation:display-footer="true" presentation:display-page-number="false" presentation:display-date-time="true" smil:type="miscShapeWipe" smil:subtype="circle"/>
    </style:style>
    <style:style style:name="dp60" style:family="drawing-page">
      <style:drawing-page-properties presentation:background-visible="true" presentation:background-objects-visible="true" draw:fill="solid" draw:fill-color="#aecf00" draw:fill-image-width="0cm" draw:fill-image-height="0cm" presentation:display-footer="true" presentation:display-page-number="false" presentation:display-date-time="true" smil:type="miscShapeWipe" smil:subtype="fanOutHorizontal"/>
    </style:style>
    <style:style style:name="dp6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miscShapeWipe" smil:subtype="cornersIn"/>
    </style:style>
    <style:style style:name="dp62" style:family="drawing-page">
      <style:drawing-page-properties presentation:background-visible="true" presentation:background-objects-visible="true" draw:fill="solid" draw:fill-color="#aecf00" draw:fill-image-width="0cm" draw:fill-image-height="0cm" presentation:display-footer="true" presentation:display-page-number="false" presentation:display-date-time="true" smil:type="miscShapeWipe" smil:subtype="leftToRight"/>
    </style:style>
    <style:style style:name="dp6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miscShapeWipe" smil:subtype="topToBottom"/>
    </style:style>
    <style:style style:name="dp64" style:family="drawing-page">
      <style:drawing-page-properties presentation:background-visible="true" presentation:background-objects-visible="true" draw:fill="solid" draw:fill-color="#aecf00" draw:fill-image-width="0cm" draw:fill-image-height="0cm" presentation:display-footer="true" presentation:display-page-number="false" presentation:display-date-time="true" smil:type="miscShapeWipe" smil:subtype="topLeft"/>
    </style:style>
    <style:style style:name="dp65" style:family="drawing-page">
      <style:drawing-page-properties presentation:background-visible="true" presentation:background-objects-visible="true" presentation:display-footer="true" presentation:display-page-number="false" presentation:display-date-time="true" smil:type="miscShapeWipe" smil:subtype="topRight"/>
    </style:style>
    <style:style style:name="dp66" style:family="drawing-page">
      <style:drawing-page-properties presentation:background-visible="true" presentation:background-objects-visible="true" draw:fill="solid" draw:fill-color="#aecf00" draw:fill-image-width="0cm" draw:fill-image-height="0cm" presentation:display-footer="true" presentation:display-page-number="false" presentation:display-date-time="true" smil:type="miscShapeWipe" smil:subtype="bottomRight"/>
    </style:style>
    <style:style style:name="dp67" style:family="drawing-page">
      <style:drawing-page-properties presentation:background-visible="true" presentation:background-objects-visible="true" presentation:display-footer="true" presentation:display-page-number="false" presentation:display-date-time="true" smil:type="miscShapeWipe" smil:subtype="bottomLeft"/>
    </style:style>
    <style:style style:name="dp68" style:family="drawing-page">
      <style:drawing-page-properties presentation:background-visible="true" presentation:background-objects-visible="true" draw:fill="solid" draw:fill-color="#aecf00" draw:fill-image-width="0cm" draw:fill-image-height="0cm" presentation:display-footer="true" presentation:display-page-number="false" presentation:display-date-time="true" smil:type="miscShapeWipe" smil:subtype="topCenter"/>
    </style:style>
    <style:style style:name="dp69" style:family="drawing-page">
      <style:drawing-page-properties presentation:background-visible="true" presentation:background-objects-visible="true" presentation:display-footer="true" presentation:display-page-number="false" presentation:display-date-time="true" smil:type="miscShapeWipe" smil:subtype="rightCenter"/>
    </style:style>
    <style:style style:name="dp70" style:family="drawing-page">
      <style:drawing-page-properties presentation:background-visible="true" presentation:background-objects-visible="true" draw:fill="solid" draw:fill-color="#aecf00" draw:fill-image-width="0cm" draw:fill-image-height="0cm" presentation:display-footer="true" presentation:display-page-number="false" presentation:display-date-time="true" smil:type="miscShapeWipe" smil:subtype="bottomCenter"/>
    </style:style>
    <style:style style:name="dp7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miscShapeWipe" smil:subtype="vertical"/>
    </style:style>
    <style:style style:name="dp72" style:family="drawing-page">
      <style:drawing-page-properties presentation:background-visible="true" presentation:background-objects-visible="true" draw:fill="solid" draw:fill-color="#aecf00" draw:fill-image-width="0cm" draw:fill-image-height="0cm" presentation:display-footer="true" presentation:display-page-number="false" presentation:display-date-time="true" smil:type="miscShapeWipe" smil:subtype="horizontal"/>
    </style:style>
    <style:style style:name="dp7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miscShapeWipe" smil:subtype="diamond"/>
    </style:style>
    <style:style style:name="dp74" style:family="drawing-page">
      <style:drawing-page-properties presentation:background-visible="true" presentation:background-objects-visible="true" draw:fill="solid" draw:fill-color="#aecf00" draw:fill-image-width="0cm" draw:fill-image-height="0cm" presentation:display-footer="true" presentation:display-page-number="false" presentation:display-date-time="true" smil:type="miscShapeWipe" smil:subtype="heart"/>
    </style:style>
    <style:style style:name="dp75" style:family="drawing-page">
      <style:drawing-page-properties presentation:background-visible="true" presentation:background-objects-visible="true" presentation:display-footer="true" presentation:display-page-number="false" presentation:display-date-time="true" smil:type="zoom" smil:subtype="rotateIn"/>
    </style:style>
    <style:style style:name="dp76" style:family="drawing-page">
      <style:drawing-page-properties presentation:background-visible="true" presentation:background-objects-visible="true" draw:fill="solid" draw:fill-color="#aecf00" draw:fill-image-width="0cm" draw:fill-image-height="0cm" presentation:display-footer="true" presentation:display-page-number="false" presentation:display-date-time="true" smil:type="ellipseWipe" smil:subtype="horizontal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draw:auto-grow-height="true" fo:min-height="16.26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-color="#ffffff"/>
    </style:style>
    <style:style style:name="T1" style:family="text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 xml:id="id1" draw:id="id1">
        <office:forms form:automatic-focus="false" form:apply-design-mode="false"/>
        <draw:frame presentation:style-name="pr1" draw:text-style-name="P1" draw:layer="layout" svg:width="25.191cm" svg:height="16.26cm" svg:x="1.398cm" svg:y="0.836cm" presentation:class="subtitle">
          <draw:text-box>
            <text:p><text:span text:style-name="T1">Wipe Up</text:span></text:p>
          </draw:text-box>
        </draw:frame>
        <anim:par presentation:node-type="timing-root">
          <anim:par smil:begin="id1.begin">
            <anim:transitionFilter smil:dur="2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32" xml:id="id2" draw:id="id2">
        <office:forms form:automatic-focus="false" form:apply-design-mode="false"/>
        <draw:frame presentation:style-name="pr1" draw:text-style-name="P1" draw:layer="layout" svg:width="25.191cm" svg:height="16.26cm" svg:x="1.398cm" svg:y="0.836cm" presentation:class="subtitle">
          <draw:text-box>
            <text:p><text:span text:style-name="T1">Wipe Right</text:span></text:p>
          </draw:text-box>
        </draw:frame>
        <anim:par presentation:node-type="timing-root">
          <anim:par smil:begin="id2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1T32" xml:id="id3" draw:id="id3">
        <office:forms form:automatic-focus="false" form:apply-design-mode="false"/>
        <draw:frame presentation:style-name="pr1" draw:text-style-name="P1" draw:layer="layout" svg:width="25.191cm" svg:height="16.26cm" svg:x="1.398cm" svg:y="0.836cm" presentation:class="subtitle">
          <draw:text-box>
            <text:p><text:span text:style-name="T1">Wipe Left</text:span></text:p>
          </draw:text-box>
        </draw:frame>
        <anim:par presentation:node-type="timing-root">
          <anim:par smil:begin="id3.begin">
            <anim:transitionFilter smil:dur="2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Default" presentation:presentation-page-layout-name="AL1T32" xml:id="id4" draw:id="id4">
        <office:forms form:automatic-focus="false" form:apply-design-mode="false"/>
        <draw:frame presentation:style-name="pr1" draw:text-style-name="P1" draw:layer="layout" svg:width="25.191cm" svg:height="16.26cm" svg:x="1.398cm" svg:y="0.836cm" presentation:class="subtitle">
          <draw:text-box>
            <text:p><text:span text:style-name="T1">Wipe Down</text:span></text:p>
          </draw:text-box>
        </draw:frame>
        <anim:par presentation:node-type="timing-root">
          <anim:par smil:begin="id4.begin">
            <anim:transitionFilter smil:dur="2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Default" presentation:presentation-page-layout-name="AL1T32" xml:id="id5" draw:id="id5">
        <office:forms form:automatic-focus="false" form:apply-design-mode="false"/>
        <draw:frame presentation:style-name="pr1" draw:text-style-name="P1" draw:layer="layout" svg:width="25.191cm" svg:height="16.26cm" svg:x="1.398cm" svg:y="0.836cm" presentation:class="subtitle">
          <draw:text-box>
            <text:p><text:span text:style-name="T1">Wheel Clockwise, 1 Spoke</text:span></text:p>
          </draw:text-box>
        </draw:frame>
        <anim:par presentation:node-type="timing-root">
          <anim:par smil:begin="id5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Default" presentation:presentation-page-layout-name="AL1T32" xml:id="id6" draw:id="id6">
        <office:forms form:automatic-focus="false" form:apply-design-mode="false"/>
        <draw:frame presentation:style-name="pr1" draw:text-style-name="P1" draw:layer="layout" svg:width="25.191cm" svg:height="16.26cm" svg:x="1.398cm" svg:y="0.836cm" presentation:class="subtitle">
          <draw:text-box>
            <text:p><text:span text:style-name="T1">Wheel Clockwise, 2 Spokes</text:span></text:p>
          </draw:text-box>
        </draw:frame>
        <anim:par presentation:node-type="timing-root">
          <anim:par smil:begin="id6.begin">
            <anim:transitionFilter smil:dur="2s" smil:type="pinWheelWipe" smil:subtype="twoBladeVertical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8" draw:master-page-name="Default" presentation:presentation-page-layout-name="AL1T32" xml:id="id7" draw:id="id7">
        <office:forms form:automatic-focus="false" form:apply-design-mode="false"/>
        <draw:frame presentation:style-name="pr1" draw:text-style-name="P1" draw:layer="layout" svg:width="25.191cm" svg:height="16.26cm" svg:x="1.398cm" svg:y="0.836cm" presentation:class="subtitle">
          <draw:text-box>
            <text:p><text:span text:style-name="T1">Wheel Clockwise, 3 Spokes</text:span></text:p>
          </draw:text-box>
        </draw:frame>
        <anim:par presentation:node-type="timing-root">
          <anim:par smil:begin="id7.begin">
            <anim:transitionFilter smil:dur="2s" smil:type="pinWheelWipe" smil:subtype="threeBl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9" draw:master-page-name="Default" presentation:presentation-page-layout-name="AL1T32" xml:id="id8" draw:id="id8">
        <office:forms form:automatic-focus="false" form:apply-design-mode="false"/>
        <draw:frame presentation:style-name="pr1" draw:text-style-name="P1" draw:layer="layout" svg:width="25.191cm" svg:height="16.26cm" svg:x="1.398cm" svg:y="0.836cm" presentation:class="subtitle">
          <draw:text-box>
            <text:p><text:span text:style-name="T1">Wheel Clockwise, 4 Spokes</text:span></text:p>
          </draw:text-box>
        </draw:frame>
        <anim:par presentation:node-type="timing-root">
          <anim:par smil:begin="id8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0" draw:master-page-name="Default" presentation:presentation-page-layout-name="AL1T32" xml:id="id9" draw:id="id9">
        <office:forms form:automatic-focus="false" form:apply-design-mode="false"/>
        <draw:frame presentation:style-name="pr1" draw:text-style-name="P1" draw:layer="layout" svg:width="25.191cm" svg:height="16.26cm" svg:x="1.398cm" svg:y="0.836cm" presentation:class="subtitle">
          <draw:text-box>
            <text:p><text:span text:style-name="T1">Wheel Clockwise, 8 spokes</text:span></text:p>
          </draw:text-box>
        </draw:frame>
        <anim:par presentation:node-type="timing-root">
          <anim:par smil:begin="id9.begin">
            <anim:transitionFilter smil:dur="2s" smil:type="pinWheelWipe" smil:subtype="eightBl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1" draw:master-page-name="Default" presentation:presentation-page-layout-name="AL1T32" xml:id="id10" draw:id="id10">
        <office:forms form:automatic-focus="false" form:apply-design-mode="false"/>
        <draw:frame presentation:style-name="pr1" draw:text-style-name="P1" draw:layer="layout" svg:width="25.191cm" svg:height="16.26cm" svg:x="1.398cm" svg:y="0.836cm" presentation:class="subtitle">
          <draw:text-box>
            <text:p><text:span text:style-name="T1">Uncover Down</text:span></text:p>
          </draw:text-box>
        </draw:frame>
        <anim:par presentation:node-type="timing-root">
          <anim:par smil:begin="id10.begin">
            <anim:transitionFilter smil:dur="2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2" draw:master-page-name="Default" presentation:presentation-page-layout-name="AL1T32" xml:id="id11" draw:id="id11">
        <office:forms form:automatic-focus="false" form:apply-design-mode="false"/>
        <draw:frame presentation:style-name="pr1" draw:text-style-name="P1" draw:layer="layout" svg:width="25.191cm" svg:height="16.26cm" svg:x="1.398cm" svg:y="0.836cm" presentation:class="subtitle">
          <draw:text-box>
            <text:p><text:span text:style-name="T1">Uncover Left</text:span></text:p>
          </draw:text-box>
        </draw:frame>
        <anim:par presentation:node-type="timing-root">
          <anim:par smil:begin="id11.begin">
            <anim:transitionFilter smil:dur="2s" smil:type="slideWipe" smil:subtype="from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3" draw:master-page-name="Default" presentation:presentation-page-layout-name="AL1T32" xml:id="id12" draw:id="id12">
        <office:forms form:automatic-focus="false" form:apply-design-mode="false"/>
        <draw:frame presentation:style-name="pr1" draw:text-style-name="P1" draw:layer="layout" svg:width="25.191cm" svg:height="16.26cm" svg:x="1.398cm" svg:y="0.836cm" presentation:class="subtitle">
          <draw:text-box>
            <text:p><text:span text:style-name="T1">Uncover Right</text:span></text:p>
          </draw:text-box>
        </draw:frame>
        <anim:par presentation:node-type="timing-root">
          <anim:par smil:begin="id12.begin">
            <anim:transitionFilter smil:dur="2s" smil:type="slideWipe" smil:subtype="fromLef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4" draw:master-page-name="Default" presentation:presentation-page-layout-name="AL1T32" xml:id="id13" draw:id="id13">
        <office:forms form:automatic-focus="false" form:apply-design-mode="false"/>
        <draw:frame presentation:style-name="pr1" draw:text-style-name="P1" draw:layer="layout" svg:width="25.191cm" svg:height="16.26cm" svg:x="1.398cm" svg:y="0.836cm" presentation:class="subtitle">
          <draw:text-box>
            <text:p><text:span text:style-name="T1">Uncover Up</text:span></text:p>
          </draw:text-box>
        </draw:frame>
        <anim:par presentation:node-type="timing-root">
          <anim:par smil:begin="id13.begin">
            <anim:transitionFilter smil:dur="2s" smil:type="slideWipe" smil:subtype="fromBottom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5" draw:master-page-name="Default" presentation:presentation-page-layout-name="AL1T32" xml:id="id14" draw:id="id14">
        <office:forms form:automatic-focus="false" form:apply-design-mode="false"/>
        <draw:frame presentation:style-name="pr1" draw:text-style-name="P1" draw:layer="layout" svg:width="25.191cm" svg:height="16.26cm" svg:x="1.398cm" svg:y="0.836cm" presentation:class="subtitle">
          <draw:text-box>
            <text:p><text:span text:style-name="T1">Uncover Left-Down</text:span></text:p>
          </draw:text-box>
        </draw:frame>
        <anim:par presentation:node-type="timing-root">
          <anim:par smil:begin="id14.begin">
            <anim:transitionFilter smil:dur="2s" smil:type="slideWipe" smil:subtype="fromTop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6" draw:master-page-name="Default" presentation:presentation-page-layout-name="AL1T32" xml:id="id15" draw:id="id15">
        <office:forms form:automatic-focus="false" form:apply-design-mode="false"/>
        <draw:frame presentation:style-name="pr1" draw:text-style-name="P1" draw:layer="layout" svg:width="25.191cm" svg:height="16.26cm" svg:x="1.398cm" svg:y="0.836cm" presentation:class="subtitle">
          <draw:text-box>
            <text:p><text:span text:style-name="T1">Uncover Left-Up</text:span></text:p>
          </draw:text-box>
        </draw:frame>
        <anim:par presentation:node-type="timing-root">
          <anim:par smil:begin="id15.begin">
            <anim:transitionFilter smil:dur="2s" smil:type="slideWipe" smil:subtype="fromBottom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7" draw:master-page-name="Default" presentation:presentation-page-layout-name="AL1T32" xml:id="id16" draw:id="id16">
        <office:forms form:automatic-focus="false" form:apply-design-mode="false"/>
        <draw:frame presentation:style-name="pr1" draw:text-style-name="P1" draw:layer="layout" svg:width="25.191cm" svg:height="16.26cm" svg:x="1.398cm" svg:y="0.836cm" presentation:class="subtitle">
          <draw:text-box>
            <text:p><text:span text:style-name="T1">Uncover Right-Down</text:span></text:p>
          </draw:text-box>
        </draw:frame>
        <anim:par presentation:node-type="timing-root">
          <anim:par smil:begin="id16.begin">
            <anim:transitionFilter smil:dur="2s" smil:type="slideWipe" smil:subtype="fromTopLef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8" draw:master-page-name="Default" presentation:presentation-page-layout-name="AL1T32" xml:id="id17" draw:id="id17">
        <office:forms form:automatic-focus="false" form:apply-design-mode="false"/>
        <draw:frame presentation:style-name="pr1" draw:text-style-name="P1" draw:layer="layout" svg:width="25.191cm" svg:height="16.26cm" svg:x="1.398cm" svg:y="0.836cm" presentation:class="subtitle">
          <draw:text-box>
            <text:p><text:span text:style-name="T1">Uncover Right-Up</text:span></text:p>
          </draw:text-box>
        </draw:frame>
        <anim:par presentation:node-type="timing-root">
          <anim:par smil:begin="id17.begin">
            <anim:transitionFilter smil:dur="2s" smil:type="slideWipe" smil:subtype="fromBottomLef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9" draw:master-page-name="Default" presentation:presentation-page-layout-name="AL1T32" xml:id="id18" draw:id="id18">
        <office:forms form:automatic-focus="false" form:apply-design-mode="false"/>
        <draw:frame presentation:style-name="pr1" draw:text-style-name="P1" draw:layer="layout" svg:width="25.191cm" svg:height="16.26cm" svg:x="1.398cm" svg:y="0.836cm" presentation:class="subtitle">
          <draw:text-box>
            <text:p><text:span text:style-name="T1">Random Bars Vertical</text:span></text:p>
          </draw:text-box>
        </draw:frame>
        <anim:par presentation:node-type="timing-root">
          <anim:par smil:begin="id18.begin">
            <anim:transitionFilter smil:dur="2s" smil:type="randomBarWipe" smil:subtype="vertical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20" draw:master-page-name="Default" presentation:presentation-page-layout-name="AL1T32" xml:id="id19" draw:id="id19">
        <office:forms form:automatic-focus="false" form:apply-design-mode="false"/>
        <draw:frame presentation:style-name="pr1" draw:text-style-name="P1" draw:layer="layout" svg:width="25.191cm" svg:height="16.26cm" svg:x="1.398cm" svg:y="0.836cm" presentation:class="subtitle">
          <draw:text-box>
            <text:p><text:span text:style-name="T1">Random Bars Horizontal</text:span></text:p>
          </draw:text-box>
        </draw:frame>
        <anim:par presentation:node-type="timing-root">
          <anim:par smil:begin="id19.begin">
            <anim:transitionFilter smil:dur="2s" smil:type="randomBarWipe" smil:subtype="horizontal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21" draw:master-page-name="Default" presentation:presentation-page-layout-name="AL1T32" xml:id="id20" draw:id="id20">
        <office:forms form:automatic-focus="false" form:apply-design-mode="false"/>
        <draw:frame presentation:style-name="pr1" draw:text-style-name="P1" draw:layer="layout" svg:width="25.191cm" svg:height="16.26cm" svg:x="1.398cm" svg:y="0.836cm" presentation:class="subtitle">
          <draw:text-box>
            <text:p><text:span text:style-name="T1">Checkerboard Down</text:span></text:p>
          </draw:text-box>
        </draw:frame>
        <anim:par presentation:node-type="timing-root">
          <anim:par smil:begin="id20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22" draw:master-page-name="Default" presentation:presentation-page-layout-name="AL1T32" xml:id="id21" draw:id="id21">
        <office:forms form:automatic-focus="false" form:apply-design-mode="false"/>
        <draw:frame presentation:style-name="pr1" draw:text-style-name="P1" draw:layer="layout" svg:width="25.191cm" svg:height="16.26cm" svg:x="1.398cm" svg:y="0.836cm" presentation:class="subtitle">
          <draw:text-box>
            <text:p><text:span text:style-name="T1">Checkerboard Across</text:span></text:p>
          </draw:text-box>
        </draw:frame>
        <anim:par presentation:node-type="timing-root">
          <anim:par smil:begin="id21.begin">
            <anim:transitionFilter smil:dur="2s" smil:type="checkerBoardWipe" smil:subtype="across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23" draw:master-page-name="Default" presentation:presentation-page-layout-name="AL1T32" xml:id="id22" draw:id="id22">
        <office:forms form:automatic-focus="false" form:apply-design-mode="false"/>
        <draw:frame presentation:style-name="pr1" draw:text-style-name="P1" draw:layer="layout" svg:width="25.191cm" svg:height="16.26cm" svg:x="1.398cm" svg:y="0.836cm" presentation:class="subtitle">
          <draw:text-box>
            <text:p><text:span text:style-name="T1">Shape Plus</text:span></text:p>
          </draw:text-box>
        </draw:frame>
        <anim:par presentation:node-type="timing-root">
          <anim:par smil:begin="id22.begin">
            <anim:transitionFilter smil:dur="2s" smil:type="fourBoxWipe" smil:subtype="cornersOut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24" draw:master-page-name="Default" presentation:presentation-page-layout-name="AL1T32" xml:id="id23" draw:id="id23">
        <office:forms form:automatic-focus="false" form:apply-design-mode="false"/>
        <draw:frame presentation:style-name="pr1" draw:text-style-name="P1" draw:layer="layout" svg:width="25.191cm" svg:height="16.26cm" svg:x="1.398cm" svg:y="0.836cm" presentation:class="subtitle">
          <draw:text-box>
            <text:p><text:span text:style-name="T1">Shape Diamond</text:span></text:p>
          </draw:text-box>
        </draw:frame>
        <anim:par presentation:node-type="timing-root">
          <anim:par smil:begin="id23.begin">
            <anim:transitionFilter smil:dur="2s" smil:type="irisWipe" smil:subtype="diamond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25" draw:master-page-name="Default" presentation:presentation-page-layout-name="AL1T32" xml:id="id24" draw:id="id24">
        <office:forms form:automatic-focus="false" form:apply-design-mode="false"/>
        <draw:frame presentation:style-name="pr1" draw:text-style-name="P1" draw:layer="layout" svg:width="25.191cm" svg:height="16.26cm" svg:x="1.398cm" svg:y="0.836cm" presentation:class="subtitle">
          <draw:text-box>
            <text:p><text:span text:style-name="T1">Shape Circle</text:span></text:p>
          </draw:text-box>
        </draw:frame>
        <anim:par presentation:node-type="timing-root">
          <anim:par smil:begin="id24.begin">
            <anim:transitionFilter smil:dur="2s" smil:type="ellipseWipe" smil:subtype="circl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26" draw:master-page-name="Default" presentation:presentation-page-layout-name="AL1T32" xml:id="id25" draw:id="id25">
        <office:forms form:automatic-focus="false" form:apply-design-mode="false"/>
        <draw:frame presentation:style-name="pr1" draw:text-style-name="P1" draw:layer="layout" svg:width="25.191cm" svg:height="16.26cm" svg:x="1.398cm" svg:y="0.836cm" presentation:class="subtitle">
          <draw:text-box>
            <text:p><text:span text:style-name="T1">Box Out</text:span></text:p>
          </draw:text-box>
        </draw:frame>
        <anim:par presentation:node-type="timing-root">
          <anim:par smil:begin="id25.begin">
            <anim:transitionFilter smil:dur="2s" smil:type="irisWipe" smil:subtype="rectangl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27" draw:master-page-name="Default" presentation:presentation-page-layout-name="AL1T32" xml:id="id26" draw:id="id26">
        <office:forms form:automatic-focus="false" form:apply-design-mode="false"/>
        <draw:frame presentation:style-name="pr1" draw:text-style-name="P1" draw:layer="layout" svg:width="25.191cm" svg:height="16.26cm" svg:x="1.398cm" svg:y="0.836cm" presentation:class="subtitle">
          <draw:text-box>
            <text:p><text:span text:style-name="T1">Box In</text:span></text:p>
          </draw:text-box>
        </draw:frame>
        <anim:par presentation:node-type="timing-root">
          <anim:par smil:begin="id26.begin">
            <anim:transitionFilter smil:dur="2s" smil:type="irisWipe" smil:subtype="rectangle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28" draw:master-page-name="Default" presentation:presentation-page-layout-name="AL1T32" xml:id="id27" draw:id="id27">
        <office:forms form:automatic-focus="false" form:apply-design-mode="false"/>
        <draw:frame presentation:style-name="pr1" draw:text-style-name="P1" draw:layer="layout" svg:width="25.191cm" svg:height="16.26cm" svg:x="1.398cm" svg:y="0.836cm" presentation:class="subtitle">
          <draw:text-box>
            <text:p><text:span text:style-name="T1">Wedge</text:span></text:p>
          </draw:text-box>
        </draw:frame>
        <anim:par presentation:node-type="timing-root">
          <anim:par smil:begin="id27.begin">
            <anim:transitionFilter smil:dur="2s" smil:type="fanWipe" smil:subtype="centerTop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29" draw:master-page-name="Default" presentation:presentation-page-layout-name="AL1T32" xml:id="id28" draw:id="id28">
        <office:forms form:automatic-focus="false" form:apply-design-mode="false"/>
        <draw:frame presentation:style-name="pr1" draw:text-style-name="P1" draw:layer="layout" svg:width="25.191cm" svg:height="16.26cm" svg:x="1.398cm" svg:y="0.836cm" presentation:class="subtitle">
          <draw:text-box>
            <text:p><text:span text:style-name="T1">Venetian Blinds Vertical</text:span></text:p>
          </draw:text-box>
        </draw:frame>
        <anim:par presentation:node-type="timing-root">
          <anim:par smil:begin="id28.begin">
            <anim:transitionFilter smil:dur="2s" smil:type="blindsWipe" smil:subtype="vertical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0" draw:master-page-name="Default" presentation:presentation-page-layout-name="AL1T32" xml:id="id29" draw:id="id29">
        <office:forms form:automatic-focus="false" form:apply-design-mode="false"/>
        <draw:frame presentation:style-name="pr1" draw:text-style-name="P1" draw:layer="layout" svg:width="25.191cm" svg:height="16.26cm" svg:x="1.398cm" svg:y="0.836cm" presentation:class="subtitle">
          <draw:text-box>
            <text:p><text:span text:style-name="T1">Venetian Blinds Horizontal</text:span></text:p>
          </draw:text-box>
        </draw:frame>
        <anim:par presentation:node-type="timing-root">
          <anim:par smil:begin="id29.begin">
            <anim:transitionFilter smil:dur="2s" smil:type="blindsWipe" smil:subtype="horizontal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1" draw:master-page-name="Default" presentation:presentation-page-layout-name="AL1T32" xml:id="id30" draw:id="id30">
        <office:forms form:automatic-focus="false" form:apply-design-mode="false"/>
        <draw:frame presentation:style-name="pr1" draw:text-style-name="P1" draw:layer="layout" svg:width="25.191cm" svg:height="16.26cm" svg:x="1.398cm" svg:y="0.836cm" presentation:class="subtitle">
          <draw:text-box>
            <text:p><text:span text:style-name="T1">Fade Through Black</text:span></text:p>
          </draw:text-box>
        </draw:frame>
        <anim:par presentation:node-type="timing-root">
          <anim:par smil:begin="id30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2" draw:master-page-name="Default" presentation:presentation-page-layout-name="AL1T32" xml:id="id31" draw:id="id31">
        <office:forms form:automatic-focus="false" form:apply-design-mode="false"/>
        <draw:frame presentation:style-name="pr1" draw:text-style-name="P1" draw:layer="layout" svg:width="25.191cm" svg:height="16.26cm" svg:x="1.398cm" svg:y="0.836cm" presentation:class="subtitle">
          <draw:text-box>
            <text:p><text:span text:style-name="T1">Cut Through Black</text:span></text:p>
          </draw:text-box>
        </draw:frame>
        <anim:par presentation:node-type="timing-root">
          <anim:par smil:begin="id31.begin">
            <anim:transitionFilter smil:dur="2s" smil:type="barWip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3" draw:master-page-name="Default" presentation:presentation-page-layout-name="AL1T32" xml:id="id32" draw:id="id32">
        <office:forms form:automatic-focus="false" form:apply-design-mode="false"/>
        <draw:frame presentation:style-name="pr1" draw:text-style-name="P1" draw:layer="layout" svg:width="25.191cm" svg:height="16.26cm" svg:x="1.398cm" svg:y="0.836cm" presentation:class="subtitle">
          <draw:text-box>
            <text:p><text:span text:style-name="T1">Cover Down</text:span></text:p>
          </draw:text-box>
        </draw:frame>
        <anim:par presentation:node-type="timing-root">
          <anim:par smil:begin="id32.begin">
            <anim:transitionFilter smil:dur="2s" smil:type="slideWipe" smil:subtype="fromTop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4" draw:master-page-name="Default" presentation:presentation-page-layout-name="AL1T32" xml:id="id33" draw:id="id33">
        <office:forms form:automatic-focus="false" form:apply-design-mode="false"/>
        <draw:frame presentation:style-name="pr1" draw:text-style-name="P1" draw:layer="layout" svg:width="25.191cm" svg:height="16.26cm" svg:x="1.398cm" svg:y="0.836cm" presentation:class="subtitle">
          <draw:text-box>
            <text:p><text:span text:style-name="T1">Cover Left</text:span></text:p>
          </draw:text-box>
        </draw:frame>
        <anim:par presentation:node-type="timing-root">
          <anim:par smil:begin="id33.begin">
            <anim:transitionFilter smil:dur="2s" smil:type="slideWipe" smil:subtype="fromRight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5" draw:master-page-name="Default" presentation:presentation-page-layout-name="AL1T32" xml:id="id34" draw:id="id34">
        <office:forms form:automatic-focus="false" form:apply-design-mode="false"/>
        <draw:frame presentation:style-name="pr1" draw:text-style-name="P1" draw:layer="layout" svg:width="25.191cm" svg:height="16.26cm" svg:x="1.398cm" svg:y="0.836cm" presentation:class="subtitle">
          <draw:text-box>
            <text:p><text:span text:style-name="T1">Cover Right</text:span></text:p>
          </draw:text-box>
        </draw:frame>
        <anim:par presentation:node-type="timing-root">
          <anim:par smil:begin="id34.begin">
            <anim:transitionFilter smil:dur="2s" smil:type="slideWipe" smil:subtype="fromLeft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6" draw:master-page-name="Default" presentation:presentation-page-layout-name="AL1T32" xml:id="id35" draw:id="id35">
        <office:forms form:automatic-focus="false" form:apply-design-mode="false"/>
        <draw:frame presentation:style-name="pr1" draw:text-style-name="P1" draw:layer="layout" svg:width="25.191cm" svg:height="16.26cm" svg:x="1.398cm" svg:y="0.836cm" presentation:class="subtitle">
          <draw:text-box>
            <text:p><text:span text:style-name="T1">Cover Up</text:span></text:p>
          </draw:text-box>
        </draw:frame>
        <anim:par presentation:node-type="timing-root">
          <anim:par smil:begin="id35.begin">
            <anim:transitionFilter smil:dur="2s" smil:type="slideWipe" smil:subtype="fromBottom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7" draw:master-page-name="Default" presentation:presentation-page-layout-name="AL1T32" xml:id="id36" draw:id="id36">
        <office:forms form:automatic-focus="false" form:apply-design-mode="false"/>
        <draw:frame presentation:style-name="pr1" draw:text-style-name="P1" draw:layer="layout" svg:width="25.191cm" svg:height="16.26cm" svg:x="1.398cm" svg:y="0.836cm" presentation:class="subtitle">
          <draw:text-box>
            <text:p><text:span text:style-name="T1">Cover Left-Down</text:span></text:p>
          </draw:text-box>
        </draw:frame>
        <anim:par presentation:node-type="timing-root">
          <anim:par smil:begin="id36.begin">
            <anim:transitionFilter smil:dur="2s" smil:type="slideWipe" smil:subtype="fromTopRight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8" draw:master-page-name="Default" presentation:presentation-page-layout-name="AL1T32" xml:id="id37" draw:id="id37">
        <office:forms form:automatic-focus="false" form:apply-design-mode="false"/>
        <draw:frame presentation:style-name="pr1" draw:text-style-name="P1" draw:layer="layout" svg:width="25.191cm" svg:height="16.26cm" svg:x="1.398cm" svg:y="0.836cm" presentation:class="subtitle">
          <draw:text-box>
            <text:p><text:span text:style-name="T1">Cover Left-Up</text:span></text:p>
          </draw:text-box>
        </draw:frame>
        <anim:par presentation:node-type="timing-root">
          <anim:par smil:begin="id37.begin">
            <anim:transitionFilter smil:dur="2s" smil:type="slideWipe" smil:subtype="fromBottomRight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9" draw:master-page-name="Default" presentation:presentation-page-layout-name="AL1T32" xml:id="id38" draw:id="id38">
        <office:forms form:automatic-focus="false" form:apply-design-mode="false"/>
        <draw:frame presentation:style-name="pr1" draw:text-style-name="P1" draw:layer="layout" svg:width="25.191cm" svg:height="16.26cm" svg:x="1.398cm" svg:y="0.836cm" presentation:class="subtitle">
          <draw:text-box>
            <text:p><text:span text:style-name="T1">Cover Right-Down</text:span></text:p>
          </draw:text-box>
        </draw:frame>
        <anim:par presentation:node-type="timing-root">
          <anim:par smil:begin="id38.begin">
            <anim:transitionFilter smil:dur="2s" smil:type="slideWipe" smil:subtype="fromTopLeft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40" draw:master-page-name="Default" presentation:presentation-page-layout-name="AL1T32" xml:id="id39" draw:id="id39">
        <office:forms form:automatic-focus="false" form:apply-design-mode="false"/>
        <draw:frame presentation:style-name="pr1" draw:text-style-name="P1" draw:layer="layout" svg:width="25.191cm" svg:height="16.26cm" svg:x="1.398cm" svg:y="0.836cm" presentation:class="subtitle">
          <draw:text-box>
            <text:p><text:span text:style-name="T1">Cover Right-Up</text:span></text:p>
          </draw:text-box>
        </draw:frame>
        <anim:par presentation:node-type="timing-root">
          <anim:par smil:begin="id39.begin">
            <anim:transitionFilter smil:dur="2s" smil:type="slideWipe" smil:subtype="fromBottomLeft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41" draw:master-page-name="Default" presentation:presentation-page-layout-name="AL1T32" xml:id="id40" draw:id="id40">
        <office:forms form:automatic-focus="false" form:apply-design-mode="false"/>
        <draw:frame presentation:style-name="pr1" draw:text-style-name="P1" draw:layer="layout" svg:width="25.191cm" svg:height="16.26cm" svg:x="1.398cm" svg:y="0.836cm" presentation:class="subtitle">
          <draw:text-box>
            <text:p><text:span text:style-name="T1">Dissolve</text:span></text:p>
          </draw:text-box>
        </draw:frame>
        <anim:par presentation:node-type="timing-root">
          <anim:par smil:begin="id40.begin">
            <anim:transitionFilter smil:dur="2s" smil:type="dissolv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42" draw:master-page-name="Default" presentation:presentation-page-layout-name="AL1T32" xml:id="id41" draw:id="id41">
        <office:forms form:automatic-focus="false" form:apply-design-mode="false"/>
        <draw:frame presentation:style-name="pr1" draw:text-style-name="P1" draw:layer="layout" svg:width="25.191cm" svg:height="16.26cm" svg:x="1.398cm" svg:y="0.836cm" presentation:class="subtitle">
          <draw:text-box>
            <text:p><text:span text:style-name="T1">Comb Horizontal</text:span></text:p>
          </draw:text-box>
        </draw:frame>
        <anim:par presentation:node-type="timing-root">
          <anim:par smil:begin="id41.begin">
            <anim:transitionFilter smil:dur="2s" smil:type="pushWipe" smil:subtype="combHorizontal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43" draw:master-page-name="Default" presentation:presentation-page-layout-name="AL1T32" xml:id="id42" draw:id="id42">
        <office:forms form:automatic-focus="false" form:apply-design-mode="false"/>
        <draw:frame presentation:style-name="pr1" draw:text-style-name="P1" draw:layer="layout" svg:width="25.191cm" svg:height="16.26cm" svg:x="1.398cm" svg:y="0.836cm" presentation:class="subtitle">
          <draw:text-box>
            <text:p><text:span text:style-name="T1">Comb Vertical</text:span></text:p>
          </draw:text-box>
        </draw:frame>
        <anim:par presentation:node-type="timing-root">
          <anim:par smil:begin="id42.begin">
            <anim:transitionFilter smil:dur="2s" smil:type="pushWipe" smil:subtype="combVertical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44" draw:master-page-name="Default" presentation:presentation-page-layout-name="AL1T32" xml:id="id43" draw:id="id43">
        <office:forms form:automatic-focus="false" form:apply-design-mode="false"/>
        <draw:frame presentation:style-name="pr1" draw:text-style-name="P1" draw:layer="layout" svg:width="25.191cm" svg:height="16.26cm" svg:x="1.398cm" svg:y="0.836cm" presentation:class="subtitle">
          <draw:text-box>
            <text:p><text:span text:style-name="T1">Fade Smoothly</text:span></text:p>
          </draw:text-box>
        </draw:frame>
        <anim:par presentation:node-type="timing-root">
          <anim:par smil:begin="id4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45" draw:master-page-name="Default" presentation:presentation-page-layout-name="AL1T32" xml:id="id44" draw:id="id44">
        <office:forms form:automatic-focus="false" form:apply-design-mode="false"/>
        <draw:frame presentation:style-name="pr1" draw:text-style-name="P1" draw:layer="layout" svg:width="25.191cm" svg:height="16.26cm" svg:x="1.398cm" svg:y="0.836cm" presentation:class="subtitle">
          <draw:text-box>
            <text:p><text:span text:style-name="T1">Push Down</text:span></text:p>
          </draw:text-box>
        </draw:frame>
        <anim:par presentation:node-type="timing-root">
          <anim:par smil:begin="id44.begin">
            <anim:transitionFilter smil:dur="2s" smil:type="pushWipe" smil:subtype="fromTop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46" draw:master-page-name="Default" presentation:presentation-page-layout-name="AL1T32" xml:id="id45" draw:id="id45">
        <office:forms form:automatic-focus="false" form:apply-design-mode="false"/>
        <draw:frame presentation:style-name="pr1" draw:text-style-name="P1" draw:layer="layout" svg:width="25.191cm" svg:height="16.26cm" svg:x="1.398cm" svg:y="0.836cm" presentation:class="subtitle">
          <draw:text-box>
            <text:p><text:span text:style-name="T1">Push Left</text:span></text:p>
          </draw:text-box>
        </draw:frame>
        <anim:par presentation:node-type="timing-root">
          <anim:par smil:begin="id45.begin">
            <anim:transitionFilter smil:dur="2s" smil:type="pushWipe" smil:subtype="fromRight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47" draw:master-page-name="Default" presentation:presentation-page-layout-name="AL1T32" xml:id="id46" draw:id="id46">
        <office:forms form:automatic-focus="false" form:apply-design-mode="false"/>
        <draw:frame presentation:style-name="pr1" draw:text-style-name="P1" draw:layer="layout" svg:width="25.191cm" svg:height="16.26cm" svg:x="1.398cm" svg:y="0.836cm" presentation:class="subtitle">
          <draw:text-box>
            <text:p><text:span text:style-name="T1">Push Right</text:span></text:p>
          </draw:text-box>
        </draw:frame>
        <anim:par presentation:node-type="timing-root">
          <anim:par smil:begin="id46.begin">
            <anim:transitionFilter smil:dur="2s" smil:type="pushWipe" smil:subtype="fromLeft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48" draw:master-page-name="Default" presentation:presentation-page-layout-name="AL1T32" xml:id="id47" draw:id="id47">
        <office:forms form:automatic-focus="false" form:apply-design-mode="false"/>
        <draw:frame presentation:style-name="pr1" draw:text-style-name="P1" draw:layer="layout" svg:width="25.191cm" svg:height="16.26cm" svg:x="1.398cm" svg:y="0.836cm" presentation:class="subtitle">
          <draw:text-box>
            <text:p><text:span text:style-name="T1">Push Up</text:span></text:p>
          </draw:text-box>
        </draw:frame>
        <anim:par presentation:node-type="timing-root">
          <anim:par smil:begin="id47.begin">
            <anim:transitionFilter smil:dur="2s" smil:type="pushWipe" smil:subtype="fromBottom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49" draw:master-page-name="Default" presentation:presentation-page-layout-name="AL1T32" xml:id="id48" draw:id="id48">
        <office:forms form:automatic-focus="false" form:apply-design-mode="false"/>
        <draw:frame presentation:style-name="pr1" draw:text-style-name="P1" draw:layer="layout" svg:width="25.191cm" svg:height="16.26cm" svg:x="1.398cm" svg:y="0.836cm" presentation:class="subtitle">
          <draw:text-box>
            <text:p><text:span text:style-name="T1">Split Horizontal In</text:span></text:p>
          </draw:text-box>
        </draw:frame>
        <anim:par presentation:node-type="timing-root">
          <anim:par smil:begin="id48.begin">
            <anim:transitionFilter smil:dur="2s" smil:type="barnDoorWipe" smil:subtype="horizontal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50" draw:master-page-name="Default" presentation:presentation-page-layout-name="AL1T32" xml:id="id49" draw:id="id49">
        <office:forms form:automatic-focus="false" form:apply-design-mode="false"/>
        <draw:frame presentation:style-name="pr1" draw:text-style-name="P1" draw:layer="layout" svg:width="25.191cm" svg:height="16.26cm" svg:x="1.398cm" svg:y="0.836cm" presentation:class="subtitle">
          <draw:text-box>
            <text:p><text:span text:style-name="T1">Split Horizontal Out</text:span></text:p>
          </draw:text-box>
        </draw:frame>
        <anim:par presentation:node-type="timing-root">
          <anim:par smil:begin="id49.begin">
            <anim:transitionFilter smil:dur="2s" smil:type="barnDoorWipe" smil:subtype="horizontal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51" draw:master-page-name="Default" presentation:presentation-page-layout-name="AL1T32" xml:id="id50" draw:id="id50">
        <office:forms form:automatic-focus="false" form:apply-design-mode="false"/>
        <draw:frame presentation:style-name="pr1" draw:text-style-name="P1" draw:layer="layout" svg:width="25.191cm" svg:height="16.26cm" svg:x="1.398cm" svg:y="0.836cm" presentation:class="subtitle">
          <draw:text-box>
            <text:p><text:span text:style-name="T1">Split Vertical In</text:span></text:p>
          </draw:text-box>
        </draw:frame>
        <anim:par presentation:node-type="timing-root">
          <anim:par smil:begin="id50.begin">
            <anim:transitionFilter smil:dur="2s" smil:type="barnDoorWipe" smil:subtype="vertical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52" draw:master-page-name="Default" presentation:presentation-page-layout-name="AL1T32" xml:id="id51" draw:id="id51">
        <office:forms form:automatic-focus="false" form:apply-design-mode="false"/>
        <draw:frame presentation:style-name="pr1" draw:text-style-name="P1" draw:layer="layout" svg:width="25.191cm" svg:height="16.26cm" svg:x="1.398cm" svg:y="0.836cm" presentation:class="subtitle">
          <draw:text-box>
            <text:p><text:span text:style-name="T1">Split Vertical Out</text:span></text:p>
          </draw:text-box>
        </draw:frame>
        <anim:par presentation:node-type="timing-root">
          <anim:par smil:begin="id51.begin">
            <anim:transitionFilter smil:dur="2s" smil:type="barnDoorWipe" smil:subtype="vertical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53" draw:master-page-name="Default" presentation:presentation-page-layout-name="AL1T32" xml:id="id52" draw:id="id52">
        <office:forms form:automatic-focus="false" form:apply-design-mode="false"/>
        <draw:frame presentation:style-name="pr1" draw:text-style-name="P1" draw:layer="layout" svg:width="25.191cm" svg:height="16.26cm" svg:x="1.398cm" svg:y="0.836cm" presentation:class="subtitle">
          <draw:text-box>
            <text:p><text:span text:style-name="T1">Diagonal Squares Left-Down</text:span></text:p>
          </draw:text-box>
        </draw:frame>
        <anim:par presentation:node-type="timing-root">
          <anim:par smil:begin="id52.begin">
            <anim:transitionFilter smil:dur="2s" smil:type="waterfallWipe" smil:subtype="horizontalRight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54" draw:master-page-name="Default" presentation:presentation-page-layout-name="AL1T32" xml:id="id53" draw:id="id53">
        <office:forms form:automatic-focus="false" form:apply-design-mode="false"/>
        <draw:frame presentation:style-name="pr1" draw:text-style-name="P1" draw:layer="layout" svg:width="25.191cm" svg:height="16.26cm" svg:x="1.398cm" svg:y="0.836cm" presentation:class="subtitle">
          <draw:text-box>
            <text:p><text:span text:style-name="T1">Diagonal Squares Left-Up</text:span></text:p>
          </draw:text-box>
        </draw:frame>
        <anim:par presentation:node-type="timing-root">
          <anim:par smil:begin="id53.begin">
            <anim:transitionFilter smil:dur="2s" smil:type="waterfallWipe" smil:subtype="horizontalLef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55" draw:master-page-name="Default" presentation:presentation-page-layout-name="AL1T32" xml:id="id54" draw:id="id54">
        <office:forms form:automatic-focus="false" form:apply-design-mode="false"/>
        <draw:frame presentation:style-name="pr1" draw:text-style-name="P1" draw:layer="layout" svg:width="25.191cm" svg:height="16.26cm" svg:x="1.398cm" svg:y="0.836cm" presentation:class="subtitle">
          <draw:text-box>
            <text:p><text:span text:style-name="T1">Diagonal Squares Right-Down</text:span></text:p>
          </draw:text-box>
        </draw:frame>
        <anim:par presentation:node-type="timing-root">
          <anim:par smil:begin="id54.begin">
            <anim:transitionFilter smil:dur="2s" smil:type="waterfallWipe" smil:subtype="horizontalLeft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56" draw:master-page-name="Default" presentation:presentation-page-layout-name="AL1T32" xml:id="id55" draw:id="id55">
        <office:forms form:automatic-focus="false" form:apply-design-mode="false"/>
        <draw:frame presentation:style-name="pr1" draw:text-style-name="P1" draw:layer="layout" svg:width="25.191cm" svg:height="16.26cm" svg:x="1.398cm" svg:y="0.836cm" presentation:class="subtitle">
          <draw:text-box>
            <text:p><text:span text:style-name="T1">Diagonal Squares Right-Up</text:span></text:p>
          </draw:text-box>
        </draw:frame>
        <anim:par presentation:node-type="timing-root">
          <anim:par smil:begin="id55.begin">
            <anim:transitionFilter smil:dur="2s" smil:type="waterfallWipe" smil:subtype="horizontal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57" draw:master-page-name="Default" presentation:presentation-page-layout-name="AL1T32" xml:id="id56" draw:id="id56">
        <office:forms form:automatic-focus="false" form:apply-design-mode="false"/>
        <draw:frame presentation:style-name="pr1" draw:text-style-name="P1" draw:layer="layout" svg:width="25.191cm" svg:height="16.26cm" svg:x="1.398cm" svg:y="0.836cm" presentation:class="subtitle">
          <draw:text-box>
            <text:p><text:span text:style-name="T1">Flipping tiles</text:span></text:p>
          </draw:text-box>
        </draw:frame>
        <anim:par presentation:node-type="timing-root">
          <anim:par smil:begin="id56.begin">
            <anim:transitionFilter smil:dur="2s" smil:type="miscShapeWipe" smil:subtype="across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58" draw:master-page-name="Default" presentation:presentation-page-layout-name="AL1T32" xml:id="id57" draw:id="id57">
        <office:forms form:automatic-focus="false" form:apply-design-mode="false"/>
        <draw:frame presentation:style-name="pr1" draw:text-style-name="P1" draw:layer="layout" svg:width="25.191cm" svg:height="16.26cm" svg:x="1.398cm" svg:y="0.836cm" presentation:class="subtitle">
          <draw:text-box>
            <text:p><text:span text:style-name="T1">Outside turning cube</text:span></text:p>
          </draw:text-box>
        </draw:frame>
        <anim:par presentation:node-type="timing-root">
          <anim:par smil:begin="id57.begin">
            <anim:transitionFilter smil:dur="2s" smil:type="miscShapeWipe" smil:subtype="cornersOut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59" draw:master-page-name="Default" presentation:presentation-page-layout-name="AL1T32" xml:id="id58" draw:id="id58">
        <office:forms form:automatic-focus="false" form:apply-design-mode="false"/>
        <draw:frame presentation:style-name="pr1" draw:text-style-name="P1" draw:layer="layout" svg:width="25.191cm" svg:height="16.26cm" svg:x="1.398cm" svg:y="0.836cm" presentation:class="subtitle">
          <draw:text-box>
            <text:p><text:span text:style-name="T1">Revolving circles</text:span></text:p>
          </draw:text-box>
        </draw:frame>
        <anim:par presentation:node-type="timing-root">
          <anim:par smil:begin="id58.begin">
            <anim:transitionFilter smil:dur="2s" smil:type="miscShapeWipe" smil:subtype="circl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5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60" draw:master-page-name="Default" presentation:presentation-page-layout-name="AL1T32" xml:id="id59" draw:id="id59">
        <office:forms form:automatic-focus="false" form:apply-design-mode="false"/>
        <draw:frame presentation:style-name="pr1" draw:text-style-name="P1" draw:layer="layout" svg:width="25.191cm" svg:height="16.26cm" svg:x="1.398cm" svg:y="0.836cm" presentation:class="subtitle">
          <draw:text-box>
            <text:p><text:span text:style-name="T1">Turning helix</text:span></text:p>
          </draw:text-box>
        </draw:frame>
        <anim:par presentation:node-type="timing-root">
          <anim:par smil:begin="id59.begin">
            <anim:transitionFilter smil:dur="2s" smil:type="miscShapeWipe" smil:subtype="fanOutHorizontal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5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61" draw:master-page-name="Default" presentation:presentation-page-layout-name="AL1T32" xml:id="id60" draw:id="id60">
        <office:forms form:automatic-focus="false" form:apply-design-mode="false"/>
        <draw:frame presentation:style-name="pr1" draw:text-style-name="P1" draw:layer="layout" svg:width="25.191cm" svg:height="16.26cm" svg:x="1.398cm" svg:y="0.836cm" presentation:class="subtitle">
          <draw:text-box>
            <text:p><text:span text:style-name="T1">Inside turning cube</text:span></text:p>
          </draw:text-box>
        </draw:frame>
        <anim:par presentation:node-type="timing-root">
          <anim:par smil:begin="id60.begin">
            <anim:transitionFilter smil:dur="2s" smil:type="miscShapeWipe" smil:subtype="cornersIn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6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62" draw:master-page-name="Default" presentation:presentation-page-layout-name="AL1T32" xml:id="id61" draw:id="id61">
        <office:forms form:automatic-focus="false" form:apply-design-mode="false"/>
        <draw:frame presentation:style-name="pr1" draw:text-style-name="P1" draw:layer="layout" svg:width="25.191cm" svg:height="16.26cm" svg:x="1.398cm" svg:y="0.836cm" presentation:class="subtitle">
          <draw:text-box>
            <text:p><text:span text:style-name="T1">Fall</text:span></text:p>
          </draw:text-box>
        </draw:frame>
        <anim:par presentation:node-type="timing-root">
          <anim:par smil:begin="id61.begin">
            <anim:transitionFilter smil:dur="2s" smil:type="miscShape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6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63" draw:master-page-name="Default" presentation:presentation-page-layout-name="AL1T32" xml:id="id62" draw:id="id62">
        <office:forms form:automatic-focus="false" form:apply-design-mode="false"/>
        <draw:frame presentation:style-name="pr1" draw:text-style-name="P1" draw:layer="layout" svg:width="25.191cm" svg:height="16.26cm" svg:x="1.398cm" svg:y="0.836cm" presentation:class="subtitle">
          <draw:text-box>
            <text:p><text:span text:style-name="T1">Turn around</text:span></text:p>
          </draw:text-box>
        </draw:frame>
        <anim:par presentation:node-type="timing-root">
          <anim:par smil:begin="id62.begin">
            <anim:transitionFilter smil:dur="2s" smil:type="miscShape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6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64" draw:master-page-name="Default" presentation:presentation-page-layout-name="AL1T32" xml:id="id63" draw:id="id63">
        <office:forms form:automatic-focus="false" form:apply-design-mode="false"/>
        <draw:frame presentation:style-name="pr1" draw:text-style-name="P1" draw:layer="layout" svg:width="25.191cm" svg:height="16.26cm" svg:x="1.398cm" svg:y="0.836cm" presentation:class="subtitle">
          <draw:text-box>
            <text:p><text:span text:style-name="T1">Iris</text:span></text:p>
          </draw:text-box>
        </draw:frame>
        <anim:par presentation:node-type="timing-root">
          <anim:par smil:begin="id63.begin">
            <anim:transitionFilter smil:dur="2s" smil:type="miscShapeWipe" smil:subtype="topLeft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6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65" draw:master-page-name="Default" presentation:presentation-page-layout-name="AL1T32" xml:id="id64" draw:id="id64">
        <office:forms form:automatic-focus="false" form:apply-design-mode="false"/>
        <draw:frame presentation:style-name="pr1" draw:text-style-name="P1" draw:layer="layout" svg:width="25.191cm" svg:height="16.26cm" svg:x="1.398cm" svg:y="0.836cm" presentation:class="subtitle">
          <draw:text-box>
            <text:p><text:span text:style-name="T1">Turn down</text:span></text:p>
          </draw:text-box>
        </draw:frame>
        <anim:par presentation:node-type="timing-root">
          <anim:par smil:begin="id64.begin">
            <anim:transitionFilter smil:dur="2s" smil:type="miscShapeWipe" smil:subtype="topRight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6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66" draw:master-page-name="Default" presentation:presentation-page-layout-name="AL1T32" xml:id="id65" draw:id="id65">
        <office:forms form:automatic-focus="false" form:apply-design-mode="false"/>
        <draw:frame presentation:style-name="pr1" draw:text-style-name="P1" draw:layer="layout" svg:width="25.191cm" svg:height="16.26cm" svg:x="1.398cm" svg:y="0.836cm" presentation:class="subtitle">
          <draw:text-box>
            <text:p><text:span text:style-name="T1">Rochade</text:span></text:p>
          </draw:text-box>
        </draw:frame>
        <anim:par presentation:node-type="timing-root">
          <anim:par smil:begin="id65.begin">
            <anim:transitionFilter smil:dur="2s" smil:type="miscShapeWipe" smil:subtype="bottomRight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6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67" draw:master-page-name="Default" presentation:presentation-page-layout-name="AL1T32" xml:id="id66" draw:id="id66">
        <office:forms form:automatic-focus="false" form:apply-design-mode="false"/>
        <draw:frame presentation:style-name="pr1" draw:text-style-name="P1" draw:layer="layout" svg:width="25.191cm" svg:height="16.26cm" svg:x="1.398cm" svg:y="0.836cm" presentation:class="subtitle">
          <draw:text-box>
            <text:p><text:span text:style-name="T1">Venetian Blinds 3d Vertical</text:span></text:p>
          </draw:text-box>
        </draw:frame>
        <anim:par presentation:node-type="timing-root">
          <anim:par smil:begin="id66.begin">
            <anim:transitionFilter smil:dur="2s" smil:type="miscShapeWipe" smil:subtype="bottomLeft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6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68" draw:master-page-name="Default" presentation:presentation-page-layout-name="AL1T32" xml:id="id67" draw:id="id67">
        <office:forms form:automatic-focus="false" form:apply-design-mode="false"/>
        <draw:frame presentation:style-name="pr1" draw:text-style-name="P1" draw:layer="layout" svg:width="25.191cm" svg:height="16.26cm" svg:x="1.398cm" svg:y="0.836cm" presentation:class="subtitle">
          <draw:text-box>
            <text:p><text:span text:style-name="T1">Venetian Blinds 3d Horizontal</text:span></text:p>
          </draw:text-box>
        </draw:frame>
        <anim:par presentation:node-type="timing-root">
          <anim:par smil:begin="id67.begin">
            <anim:transitionFilter smil:dur="2s" smil:type="miscShapeWipe" smil:subtype="topCenter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6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69" draw:master-page-name="Default" presentation:presentation-page-layout-name="AL1T32" xml:id="id68" draw:id="id68">
        <office:forms form:automatic-focus="false" form:apply-design-mode="false"/>
        <draw:frame presentation:style-name="pr1" draw:text-style-name="P1" draw:layer="layout" svg:width="25.191cm" svg:height="16.26cm" svg:x="1.398cm" svg:y="0.836cm" presentation:class="subtitle">
          <draw:text-box>
            <text:p><text:span text:style-name="T1">Static</text:span></text:p>
          </draw:text-box>
        </draw:frame>
        <anim:par presentation:node-type="timing-root">
          <anim:par smil:begin="id68.begin">
            <anim:transitionFilter smil:dur="2s" smil:type="miscShapeWipe" smil:subtype="rightCenter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6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70" draw:master-page-name="Default" presentation:presentation-page-layout-name="AL1T32" xml:id="id69" draw:id="id69">
        <office:forms form:automatic-focus="false" form:apply-design-mode="false"/>
        <draw:frame presentation:style-name="pr1" draw:text-style-name="P1" draw:layer="layout" svg:width="25.191cm" svg:height="16.26cm" svg:x="1.398cm" svg:y="0.836cm" presentation:class="subtitle">
          <draw:text-box>
            <text:p><text:span text:style-name="T1">Fine Dissolve</text:span></text:p>
          </draw:text-box>
        </draw:frame>
        <anim:par presentation:node-type="timing-root">
          <anim:par smil:begin="id69.begin">
            <anim:transitionFilter smil:dur="2s" smil:type="miscShapeWipe" smil:subtype="bottomCenter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6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71" draw:master-page-name="Default" presentation:presentation-page-layout-name="AL1T32" xml:id="id70" draw:id="id70">
        <office:forms form:automatic-focus="false" form:apply-design-mode="false"/>
        <draw:frame presentation:style-name="pr1" draw:text-style-name="P1" draw:layer="layout" svg:width="25.191cm" svg:height="16.26cm" svg:x="1.398cm" svg:y="0.836cm" presentation:class="subtitle">
          <draw:text-box>
            <text:p><text:span text:style-name="T1">Vortex</text:span></text:p>
          </draw:text-box>
        </draw:frame>
        <anim:par presentation:node-type="timing-root">
          <anim:par smil:begin="id70.begin">
            <anim:transitionFilter smil:dur="2s" smil:type="miscShapeWipe" smil:subtype="vertical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7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72" draw:master-page-name="Default" presentation:presentation-page-layout-name="AL1T32" xml:id="id71" draw:id="id71">
        <office:forms form:automatic-focus="false" form:apply-design-mode="false"/>
        <draw:frame presentation:style-name="pr1" draw:text-style-name="P1" draw:layer="layout" svg:width="25.191cm" svg:height="16.26cm" svg:x="1.398cm" svg:y="0.836cm" presentation:class="subtitle">
          <draw:text-box>
            <text:p><text:span text:style-name="T1">Ripple</text:span></text:p>
          </draw:text-box>
        </draw:frame>
        <anim:par presentation:node-type="timing-root">
          <anim:par smil:begin="id71.begin">
            <anim:transitionFilter smil:dur="2s" smil:type="miscShapeWipe" smil:subtype="horizontal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7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73" draw:master-page-name="Default" presentation:presentation-page-layout-name="AL1T32" xml:id="id72" draw:id="id72">
        <office:forms form:automatic-focus="false" form:apply-design-mode="false"/>
        <draw:frame presentation:style-name="pr1" draw:text-style-name="P1" draw:layer="layout" svg:width="25.191cm" svg:height="16.26cm" svg:x="1.398cm" svg:y="0.836cm" presentation:class="subtitle">
          <draw:text-box>
            <text:p><text:span text:style-name="T1">Glitter</text:span></text:p>
          </draw:text-box>
        </draw:frame>
        <anim:par presentation:node-type="timing-root">
          <anim:par smil:begin="id72.begin">
            <anim:transitionFilter smil:dur="2s" smil:type="miscShapeWipe" smil:subtype="diamond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7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74" draw:master-page-name="Default" presentation:presentation-page-layout-name="AL1T32" xml:id="id73" draw:id="id73">
        <office:forms form:automatic-focus="false" form:apply-design-mode="false"/>
        <draw:frame presentation:style-name="pr1" draw:text-style-name="P1" draw:layer="layout" svg:width="25.191cm" svg:height="16.26cm" svg:x="1.398cm" svg:y="0.836cm" presentation:class="subtitle">
          <draw:text-box>
            <text:p><text:span text:style-name="T1">Honeycomb</text:span></text:p>
          </draw:text-box>
        </draw:frame>
        <anim:par presentation:node-type="timing-root">
          <anim:par smil:begin="id73.begin">
            <anim:transitionFilter smil:dur="2s" smil:type="miscShapeWipe" smil:subtype="heart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7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75" draw:master-page-name="Default" presentation:presentation-page-layout-name="AL1T32" xml:id="id74" draw:id="id74">
        <office:forms form:automatic-focus="false" form:apply-design-mode="false"/>
        <draw:frame presentation:style-name="pr1" draw:text-style-name="P1" draw:layer="layout" svg:width="25.191cm" svg:height="16.26cm" svg:x="1.398cm" svg:y="0.836cm" presentation:class="subtitle">
          <draw:text-box>
            <text:p><text:span text:style-name="T1">Newsflash</text:span></text:p>
          </draw:text-box>
        </draw:frame>
        <anim:par presentation:node-type="timing-root">
          <anim:par smil:begin="id74.begin">
            <anim:transitionFilter smil:dur="2s" smil:type="zoom" smil:subtype="rotateIn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7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76" draw:master-page-name="Default" presentation:presentation-page-layout-name="AL1T32" xml:id="id75" draw:id="id75">
        <office:forms form:automatic-focus="false" form:apply-design-mode="false"/>
        <draw:frame presentation:style-name="pr1" draw:text-style-name="P1" draw:layer="layout" svg:width="25.191cm" svg:height="16.26cm" svg:x="1.398cm" svg:y="0.836cm" presentation:class="subtitle">
          <draw:text-box>
            <text:p><text:span text:style-name="T1">Shape Oval</text:span></text:p>
          </draw:text-box>
        </draw:frame>
        <anim:par presentation:node-type="timing-root">
          <anim:par smil:begin="id75.begin">
            <anim:transitionFilter smil:dur="2s" smil:type="ellipseWipe" smil:subtype="horizontal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 draw:fill-color="#aecf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 draw:fill-color="#aecf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8cm" svg:y="0.836cm" presentation:class="title" presentation:placeholder="true">
        <draw:text-box/>
      </draw:frame>
      <draw:frame presentation:style-name="Default-outline1" draw:layer="backgroundobjects" svg:width="25.191cm" svg:height="12.182cm" svg:x="1.398cm" svg:y="4.914cm" presentation:class="outline" presentation:placeholder="true">
        <draw:text-box/>
      </draw:frame>
      <draw:frame presentation:style-name="Mpr1" draw:text-style-name="MP2" draw:layer="backgroundobjects" svg:width="6.521cm" svg:height="1.448cm" svg:x="1.398cm" svg:y="19.13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448cm" svg:x="9.571cm" svg:y="19.135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8cm" svg:y="19.13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03T10:19:11.174032624</meta:creation-date>
    <dc:date>2016-04-07T23:48:28.408130731</dc:date>
    <meta:editing-duration>PT59M46S</meta:editing-duration>
    <meta:editing-cycles>24</meta:editing-cycles>
    <meta:generator>LibreOfficeDev/5.2.0.0.alpha0$Linux_X86_64 LibreOffice_project/114de285c3033b00f08c0c8aa86f17a0772fce51</meta:generator>
    <meta:document-statistic meta:object-count="246"/>
  </office:meta>
</office:document-meta>
</file>